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lwg Typo" fo:font-size="10pt" officeooo:rsid="000fb07f" officeooo:paragraph-rsid="004bb9e2" style:font-size-asian="10pt" style:font-size-complex="10pt"/>
    </style:style>
    <style:style style:name="P2" style:family="paragraph" style:parent-style-name="Standard">
      <style:text-properties style:font-name="Tlwg Typo" fo:font-size="10pt" fo:font-weight="normal" officeooo:rsid="0059b0a3" officeooo:paragraph-rsid="007517d0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Tlwg Typo" fo:font-size="9pt" style:font-size-asian="9pt" style:font-size-complex="9pt"/>
    </style:style>
    <style:style style:name="P4" style:family="paragraph" style:parent-style-name="Standard">
      <style:text-properties style:font-name="Tlwg Typo" fo:font-size="12pt" officeooo:rsid="000fb07f" officeooo:paragraph-rsid="00151711" style:font-size-asian="12pt" style:font-size-complex="12pt"/>
    </style:style>
    <style:style style:name="P5" style:family="paragraph" style:parent-style-name="Standard">
      <style:text-properties style:font-name="Tlwg Typo" fo:font-size="12pt" officeooo:rsid="000fb07f" officeooo:paragraph-rsid="007517d0" style:font-size-asian="12pt" style:font-size-complex="12pt"/>
    </style:style>
    <style:style style:name="P6" style:family="paragraph" style:parent-style-name="Standard">
      <style:text-properties style:font-name="Tlwg Typo" fo:font-size="12pt" officeooo:rsid="0009f32e" officeooo:paragraph-rsid="0009f32e" style:font-size-asian="12pt" style:font-size-complex="12pt"/>
    </style:style>
    <style:style style:name="P7" style:family="paragraph" style:parent-style-name="Standard">
      <style:text-properties style:font-name="Tlwg Typo" fo:font-size="12pt" officeooo:rsid="00564c66" officeooo:paragraph-rsid="00564c66" style:font-size-asian="12pt" style:font-size-complex="12pt"/>
    </style:style>
    <style:style style:name="P8" style:family="paragraph" style:parent-style-name="Standard">
      <style:text-properties style:font-name="Tlwg Typo" fo:font-size="12pt" officeooo:rsid="006075c9" officeooo:paragraph-rsid="005f4769" style:font-size-asian="12pt" style:font-size-complex="12pt"/>
    </style:style>
    <style:style style:name="P9" style:family="paragraph" style:parent-style-name="Standard">
      <style:text-properties style:font-name="Tlwg Typo" fo:font-size="12pt" officeooo:rsid="0074d182" officeooo:paragraph-rsid="007517d0" style:font-size-asian="12pt" style:font-size-complex="12pt"/>
    </style:style>
    <style:style style:name="P10" style:family="paragraph" style:parent-style-name="Standard">
      <style:text-properties style:font-name="Tlwg Typo" fo:font-size="12pt" fo:font-weight="bold" officeooo:rsid="00520a86" officeooo:paragraph-rsid="0064694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lwg Typo" fo:font-size="12pt" fo:font-weight="bold" officeooo:rsid="0067e2f5" officeooo:paragraph-rsid="0067e2f5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lwg Typo" fo:font-size="12pt" fo:font-weight="bold" officeooo:rsid="006a3c08" officeooo:paragraph-rsid="006a3c08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lwg Typo" fo:font-size="12pt" fo:font-weight="bold" officeooo:rsid="0053a42c" officeooo:paragraph-rsid="0069e2c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lwg Typo" fo:font-size="12pt" style:text-underline-style="solid" style:text-underline-width="auto" style:text-underline-color="font-color" fo:font-weight="bold" officeooo:rsid="003aeb51" officeooo:paragraph-rsid="00151711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lwg Typo" fo:font-size="12pt" fo:font-weight="normal" officeooo:rsid="00646947" officeooo:paragraph-rsid="00646947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lwg Typo" fo:font-size="12pt" fo:font-weight="normal" officeooo:rsid="006a3c08" officeooo:paragraph-rsid="006a3c0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lwg Typo" fo:font-size="12pt" fo:font-weight="normal" officeooo:rsid="006e69f7" officeooo:paragraph-rsid="006e69f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lwg Typo" fo:font-size="12pt" fo:font-weight="normal" officeooo:rsid="0053a42c" officeooo:paragraph-rsid="0069e2c2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lwg Typo" fo:font-size="12pt" fo:font-weight="normal" officeooo:rsid="0059b0a3" officeooo:paragraph-rsid="0069e2c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lwg Typo" fo:font-size="18pt" officeooo:rsid="0046e41a" officeooo:paragraph-rsid="00447866" style:font-size-asian="18pt" style:font-size-complex="18pt"/>
    </style:style>
    <style:style style:name="P21" style:family="paragraph" style:parent-style-name="Standard">
      <style:text-properties style:font-name="Tlwg Typo" fo:font-size="18pt" officeooo:rsid="00447866" officeooo:paragraph-rsid="00447866" style:font-size-asian="18pt" style:font-size-complex="18pt"/>
    </style:style>
    <style:style style:name="P22" style:family="paragraph" style:parent-style-name="Standard">
      <style:paragraph-properties fo:margin-left="0.9846in" fo:margin-right="0in" fo:margin-top="0.3563in" fo:margin-bottom="0.3563in" loext:contextual-spacing="false" fo:line-height="100%" fo:text-indent="0in" style:auto-text-indent="false"/>
      <style:text-properties style:font-name="Tlwg Typo" fo:font-size="28pt" officeooo:rsid="000fb07f" officeooo:paragraph-rsid="00447866" style:font-size-asian="28pt" style:font-size-complex="28pt"/>
    </style:style>
    <style:style style:name="P23" style:family="paragraph" style:parent-style-name="Standard">
      <style:paragraph-properties fo:margin-left="1.4772in" fo:margin-right="0in" fo:margin-top="0.3563in" fo:margin-bottom="0.3563in" loext:contextual-spacing="false" fo:line-height="100%" fo:text-indent="0in" style:auto-text-indent="false"/>
      <style:text-properties style:font-name="Tlwg Typo" fo:font-size="18pt" officeooo:rsid="000fb07f" officeooo:paragraph-rsid="00447866" style:font-size-asian="18pt" style:font-size-complex="18pt"/>
    </style:style>
    <style:style style:name="P24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style:font-name="Tlwg Typo" fo:font-size="12pt" officeooo:rsid="000fb07f" officeooo:paragraph-rsid="00447866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style:font-name="Tlwg Typo" fo:font-size="12pt" officeooo:rsid="00447866" officeooo:paragraph-rsid="00447866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style:font-name="Tlwg Typo" fo:font-size="12pt" officeooo:rsid="00463c48" officeooo:paragraph-rsid="00447866" style:font-size-asian="12pt" style:font-size-complex="12pt"/>
    </style:style>
    <style:style style:name="P27" style:family="paragraph" style:parent-style-name="Standard">
      <style:text-properties style:font-name="Tlwg Typo" fo:font-size="10pt" fo:font-weight="bold" officeooo:rsid="004bb9e2" officeooo:paragraph-rsid="0055ecbe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lwg Typo" fo:font-size="10pt" fo:font-weight="bold" officeooo:rsid="004bb9e2" officeooo:paragraph-rsid="0085feb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Tlwg Typo" fo:font-size="10pt" fo:font-weight="bold" officeooo:rsid="004bb9e2" officeooo:paragraph-rsid="008d4ad8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Tlwg Typo" fo:font-size="10pt" fo:font-weight="bold" officeooo:rsid="004bb9e2" officeooo:paragraph-rsid="008d7c48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Tlwg Typo" fo:font-size="10pt" fo:font-weight="bold" officeooo:rsid="004bb9e2" officeooo:paragraph-rsid="00900e62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lwg Typo" fo:font-size="10pt" fo:font-weight="bold" officeooo:rsid="004bb9e2" officeooo:paragraph-rsid="009479d3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Tlwg Typo" fo:font-size="10pt" fo:font-weight="bold" officeooo:rsid="004bb9e2" officeooo:paragraph-rsid="00955ef7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Tlwg Typo" fo:font-size="10pt" fo:font-weight="bold" officeooo:rsid="00520a86" officeooo:paragraph-rsid="008bae96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Tlwg Typo" fo:font-size="10pt" fo:font-weight="bold" officeooo:rsid="00520a86" officeooo:paragraph-rsid="0055ecbe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Tlwg Typo" fo:font-size="10pt" fo:font-weight="bold" officeooo:rsid="0052a748" officeooo:paragraph-rsid="0055ecbe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Tlwg Typo" fo:font-size="10pt" fo:font-weight="bold" officeooo:rsid="0053a42c" officeooo:paragraph-rsid="0055ecbe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Tlwg Typo" fo:font-size="10pt" officeooo:rsid="008d4ad8" officeooo:paragraph-rsid="008d4ad8" style:font-size-asian="8.75pt" style:font-size-complex="10pt"/>
    </style:style>
    <style:style style:name="P39" style:family="paragraph" style:parent-style-name="Standard">
      <style:text-properties style:font-name="Tlwg Typo" fo:font-size="10pt" style:font-size-asian="10pt" style:font-size-complex="10pt"/>
    </style:style>
    <style:style style:name="P40" style:family="paragraph" style:parent-style-name="Standard">
      <style:text-properties style:font-name="Tlwg Typo" fo:font-size="10pt" officeooo:rsid="004bb9e2" officeooo:paragraph-rsid="0055ecbe" style:font-size-asian="10pt" style:font-size-complex="10pt"/>
    </style:style>
    <style:style style:name="P41" style:family="paragraph" style:parent-style-name="Standard">
      <style:text-properties style:font-name="Tlwg Typo" fo:font-size="10pt" officeooo:paragraph-rsid="0055ecbe" style:font-size-asian="10pt" style:font-size-complex="10pt"/>
    </style:style>
    <style:style style:name="P42" style:family="paragraph" style:parent-style-name="Standard">
      <style:text-properties style:font-name="Tlwg Typo" fo:font-size="10pt" officeooo:rsid="000fb07f" officeooo:paragraph-rsid="00151711" style:font-size-asian="10pt" style:font-size-complex="10pt"/>
    </style:style>
    <style:style style:name="P43" style:family="paragraph" style:parent-style-name="Standard">
      <style:text-properties style:font-name="Tlwg Typo" fo:font-size="10pt" officeooo:rsid="000fb07f" officeooo:paragraph-rsid="004bb9e2" style:font-size-asian="10pt" style:font-size-complex="10pt"/>
    </style:style>
    <style:style style:name="P44" style:family="paragraph" style:parent-style-name="Standard">
      <style:text-properties style:font-name="Tlwg Typo" fo:font-size="10pt" officeooo:rsid="0074d182" officeooo:paragraph-rsid="0074d182" style:font-size-asian="10pt" style:font-size-complex="10pt"/>
    </style:style>
    <style:style style:name="P45" style:family="paragraph" style:parent-style-name="Standard">
      <style:text-properties style:font-name="Tlwg Typo" fo:font-size="10pt" fo:font-weight="normal" officeooo:rsid="004f47dd" officeooo:paragraph-rsid="0055ecbe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Tlwg Typo" fo:font-size="10pt" fo:font-weight="normal" officeooo:rsid="00520a86" officeooo:paragraph-rsid="0055ecbe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Tlwg Typo" fo:font-size="10pt" fo:font-weight="normal" officeooo:rsid="0052a748" officeooo:paragraph-rsid="0055ecbe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Tlwg Typo" fo:font-size="10pt" fo:font-weight="normal" officeooo:rsid="0053a42c" officeooo:paragraph-rsid="0055ecbe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Tlwg Typo" fo:font-size="10pt" fo:font-weight="normal" officeooo:rsid="0059b0a3" officeooo:paragraph-rsid="0059b0a3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Tlwg Typo" fo:font-size="10pt" fo:font-weight="normal" officeooo:rsid="0059b0a3" officeooo:paragraph-rsid="005c0a27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Tlwg Typo" fo:font-size="12pt" officeooo:rsid="00564c66" officeooo:paragraph-rsid="00564c66" style:font-size-asian="12pt" style:font-size-complex="12pt"/>
    </style:style>
    <style:style style:name="P52" style:family="paragraph" style:parent-style-name="Standard">
      <style:text-properties style:font-name="Tlwg Typo" fo:font-size="12pt" officeooo:rsid="0009f32e" officeooo:paragraph-rsid="0009f32e" style:font-size-asian="12pt" style:font-size-complex="12pt"/>
    </style:style>
    <style:style style:name="P53" style:family="paragraph" style:parent-style-name="Standard">
      <style:text-properties style:font-name="Tlwg Typo" fo:font-size="12pt" style:text-underline-style="solid" style:text-underline-width="auto" style:text-underline-color="font-color" fo:font-weight="bold" officeooo:rsid="004bb9e2" officeooo:paragraph-rsid="0055ecbe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Tlwg Typo" fo:font-size="12pt" style:text-underline-style="solid" style:text-underline-width="auto" style:text-underline-color="font-color" fo:font-weight="bold" officeooo:rsid="004bb9e2" officeooo:paragraph-rsid="00151711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Tlwg Typo" fo:font-size="9pt" style:font-size-asian="9pt" style:font-size-complex="9pt"/>
    </style:style>
    <style:style style:name="P56" style:family="paragraph" style:parent-style-name="Standard">
      <style:text-properties style:font-name="Tlwg Typo" fo:font-size="9pt" officeooo:paragraph-rsid="0098724d" style:font-size-asian="9pt" style:font-size-complex="9pt"/>
    </style:style>
    <style:style style:name="P57" style:family="paragraph" style:parent-style-name="Standard">
      <style:text-properties style:font-name="Tlwg Typo" fo:font-size="9pt" officeooo:paragraph-rsid="00575679" style:font-size-asian="9pt" style:font-size-complex="9pt"/>
    </style:style>
    <style:style style:name="P58" style:family="paragraph" style:parent-style-name="Standard">
      <style:text-properties style:font-name="Tlwg Typo" fo:font-size="9pt" officeooo:paragraph-rsid="002c0d59" style:font-size-asian="9pt" style:font-size-complex="9pt"/>
    </style:style>
    <style:style style:name="P59" style:family="paragraph" style:parent-style-name="Standard">
      <style:text-properties style:font-name="Tlwg Typo" fo:font-size="9pt" officeooo:paragraph-rsid="00488059" style:font-size-asian="9pt" style:font-size-complex="9pt"/>
    </style:style>
    <style:style style:name="P60" style:family="paragraph" style:parent-style-name="Standard">
      <style:text-properties style:font-name="Tlwg Typo" fo:font-size="10.5pt" style:text-underline-style="none" fo:font-weight="normal" officeooo:rsid="004bb9e2" officeooo:paragraph-rsid="0055ecbe" style:font-size-asian="10.5pt" style:font-weight-asian="normal" style:font-size-complex="10.5pt" style:font-weight-complex="normal"/>
    </style:style>
    <style:style style:name="P61" style:family="paragraph">
      <loext:graphic-properties draw:fill="none"/>
    </style:style>
    <style:style style:name="P62" style:family="paragraph">
      <loext:graphic-properties draw:fill="none"/>
      <style:text-properties fo:font-size="12pt"/>
    </style:style>
    <style:style style:name="P63" style:family="paragraph">
      <style:text-properties style:font-name="Tlwg Typo" fo:font-size="18pt" style:font-size-asian="18pt" style:font-size-complex="18pt"/>
    </style:style>
    <style:style style:name="P64" style:family="paragraph">
      <loext:graphic-properties draw:fill="none" draw:fill-color="#ffffff"/>
      <style:text-properties style:font-name="Tlwg Typo" fo:font-size="18pt" style:font-size-asian="18pt" style:font-size-complex="18pt"/>
    </style:style>
    <style:style style:name="P65" style:family="paragraph">
      <loext:graphic-properties draw:fill="none" draw:fill-color="#ffffff"/>
      <style:text-properties style:font-name="Tlwg Typo" fo:font-size="12pt"/>
    </style:style>
    <style:style style:name="P66" style:family="paragraph">
      <style:text-properties style:font-name="Tlwg Typo"/>
    </style:style>
    <style:style style:name="P67" style:family="paragraph">
      <loext:graphic-properties draw:fill="none" draw:fill-color="#ffffff"/>
      <style:text-properties style:font-name="Tlwg Typo"/>
    </style:style>
    <style:style style:name="T1" style:family="text">
      <style:text-properties officeooo:rsid="0009f32e"/>
    </style:style>
    <style:style style:name="T2" style:family="text">
      <style:text-properties officeooo:rsid="0028bc09"/>
    </style:style>
    <style:style style:name="T3" style:family="text">
      <style:text-properties officeooo:rsid="002a161f"/>
    </style:style>
    <style:style style:name="T4" style:family="text">
      <style:text-properties officeooo:rsid="002c0d59"/>
    </style:style>
    <style:style style:name="T5" style:family="text">
      <style:text-properties officeooo:rsid="002d4e15"/>
    </style:style>
    <style:style style:name="T6" style:family="text">
      <style:text-properties officeooo:rsid="002d8baf"/>
    </style:style>
    <style:style style:name="T7" style:family="text">
      <style:text-properties officeooo:rsid="003153b8"/>
    </style:style>
    <style:style style:name="T8" style:family="text">
      <style:text-properties officeooo:rsid="00331000"/>
    </style:style>
    <style:style style:name="T9" style:family="text">
      <style:text-properties officeooo:rsid="0033317a"/>
    </style:style>
    <style:style style:name="T10" style:family="text">
      <style:text-properties officeooo:rsid="00372688"/>
    </style:style>
    <style:style style:name="T11" style:family="text">
      <style:text-properties officeooo:rsid="00447866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f47dd" style:font-weight-asian="normal" style:font-weight-complex="normal"/>
    </style:style>
    <style:style style:name="T15" style:family="text">
      <style:text-properties fo:font-weight="normal" officeooo:rsid="0052a748" style:font-weight-asian="normal" style:font-weight-complex="normal"/>
    </style:style>
    <style:style style:name="T16" style:family="text">
      <style:text-properties fo:font-weight="normal" officeooo:rsid="0053a42c" style:font-weight-asian="normal" style:font-weight-complex="normal"/>
    </style:style>
    <style:style style:name="T17" style:family="text">
      <style:text-properties fo:font-weight="normal" officeooo:rsid="005509fc" style:font-weight-asian="normal" style:font-weight-complex="normal"/>
    </style:style>
    <style:style style:name="T18" style:family="text">
      <style:text-properties fo:font-weight="normal" officeooo:rsid="006075c9" style:font-weight-asian="normal" style:font-weight-complex="normal"/>
    </style:style>
    <style:style style:name="T19" style:family="text">
      <style:text-properties fo:font-weight="normal" officeooo:rsid="0062dd01" style:font-weight-asian="normal" style:font-weight-complex="normal"/>
    </style:style>
    <style:style style:name="T20" style:family="text">
      <style:text-properties fo:font-weight="normal" officeooo:rsid="00646947" style:font-weight-asian="normal" style:font-weight-complex="normal"/>
    </style:style>
    <style:style style:name="T21" style:family="text">
      <style:text-properties fo:font-weight="normal" officeooo:rsid="00520a86" style:font-weight-asian="normal" style:font-weight-complex="normal"/>
    </style:style>
    <style:style style:name="T22" style:family="text">
      <style:text-properties fo:font-weight="normal" officeooo:rsid="0068b9b2" style:font-weight-asian="normal" style:font-weight-complex="normal"/>
    </style:style>
    <style:style style:name="T23" style:family="text">
      <style:text-properties fo:font-weight="normal" officeooo:rsid="0085febd" style:font-weight-asian="normal" style:font-weight-complex="normal"/>
    </style:style>
    <style:style style:name="T24" style:family="text">
      <style:text-properties fo:font-weight="normal" officeooo:rsid="0086f9fc" style:font-weight-asian="normal" style:font-weight-complex="normal"/>
    </style:style>
    <style:style style:name="T25" style:family="text">
      <style:text-properties fo:font-weight="normal" officeooo:rsid="008af083" style:font-weight-asian="normal" style:font-weight-complex="normal"/>
    </style:style>
    <style:style style:name="T26" style:family="text">
      <style:text-properties fo:font-weight="normal" officeooo:rsid="008bae96" style:font-weight-asian="normal" style:font-weight-complex="normal"/>
    </style:style>
    <style:style style:name="T27" style:family="text">
      <style:text-properties fo:font-weight="normal" officeooo:rsid="008d7c48" style:font-weight-asian="normal" style:font-weight-complex="normal"/>
    </style:style>
    <style:style style:name="T28" style:family="text">
      <style:text-properties fo:font-weight="normal" officeooo:rsid="00900e62" style:font-weight-asian="normal" style:font-weight-complex="normal"/>
    </style:style>
    <style:style style:name="T29" style:family="text">
      <style:text-properties fo:font-weight="normal" officeooo:rsid="00955ef7" style:font-weight-asian="normal" style:font-weight-complex="normal"/>
    </style:style>
    <style:style style:name="T30" style:family="text">
      <style:text-properties fo:font-weight="normal" officeooo:rsid="0059b0a3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3aeb5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3c8773" style:font-weight-asian="bold" style:font-weight-complex="bold"/>
    </style:style>
    <style:style style:name="T34" style:family="text">
      <style:text-properties officeooo:rsid="0074d182"/>
    </style:style>
    <style:style style:name="T35" style:family="text">
      <style:text-properties fo:font-size="10pt" fo:font-weight="normal" officeooo:rsid="0059b0a3" style:font-size-asian="10pt" style:font-weight-asian="normal" style:font-size-complex="10pt" style:font-weight-complex="normal"/>
    </style:style>
    <style:style style:name="T36" style:family="text">
      <style:text-properties officeooo:rsid="007517d0"/>
    </style:style>
    <style:style style:name="T37" style:family="text">
      <style:text-properties officeooo:rsid="009c1424"/>
    </style:style>
    <style:style style:name="T38" style:family="text">
      <style:text-properties officeooo:rsid="00a320cc"/>
    </style:style>
    <style:style style:name="T39" style:family="text">
      <style:text-properties officeooo:rsid="00a91eb8"/>
    </style:style>
    <style:style style:name="T40" style:family="text">
      <style:text-properties style:font-name="Tlwg Typo" fo:font-size="18pt" style:font-size-asian="18pt" style:font-size-complex="18pt"/>
    </style:style>
    <style:style style:name="T41" style:family="text">
      <style:text-properties style:font-name="Tlwg Typo" fo:font-size="12pt"/>
    </style:style>
    <style:style style:name="T42" style:family="text">
      <style:text-properties style:font-name="Tlwg Typo"/>
    </style:style>
    <style:style style:name="gr1" style:family="graphic">
      <style:graphic-properties draw:fill="none" draw:textarea-horizontal-align="justify" draw:textarea-vertical-align="middle" draw:auto-grow-height="false" fo:min-height="2.6874in" fo:min-width="3.4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2.6898in" fo:min-width="3.4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57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23"><text:tab/><text:tab/><text:span text:style-name="T12"> COM241 </text:span></text:p>
      <text:p text:style-name="P22">PROGRAMMING LANGUAGES <text:s text:c="3"/><text:tab/><text:tab/><text:tab/><text:span text:style-name="T11">CONCEPTS</text:span></text:p>
      <text:p text:style-name="P20"/>
      <text:p text:style-name="P20"/>
      <text:p text:style-name="P20"># LEX &amp; YACC</text:p>
      <text:p text:style-name="P21"><text:tab/><text:tab/><text:tab/><text:tab/><text:tab/><text:tab/></text:p>
      <text:p text:style-name="P4"/>
      <text:p text:style-name="P24"/>
      <text:p text:style-name="P24"/>
      <text:p text:style-name="P25">&gt;MUSTAFA MURAT 16290109</text:p>
      <text:p text:style-name="P26">&gt;MURAT ÇOBAN 1629008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4"/>
      <text:p text:style-name="P53"><text:soft-page-break/>&gt;RULES OF MY PROGRAMMING LANGUAGE</text:p>
      <text:p text:style-name="P60"/>
      <text:p text:style-name="P60">- <text:span text:style-name="T38">A</text:span>ll programs must end with "exit".</text:p>
      <text:p text:style-name="P60">- <text:span text:style-name="T38">O</text:span>nly one type exist; "int".</text:p>
      <text:p text:style-name="P60">- <text:span text:style-name="T38">V</text:span>ariables <text:s/>names only can be alphabetic string.</text:p>
      <text:p text:style-name="P60">- <text:span text:style-name="T38">A</text:span>n assignment includes five types of operators; "+", "-", "*", "/".</text:p>
      <text:p text:style-name="P60">- <text:span text:style-name="T38">A</text:span>n comparison includes all operators; "&lt;", "&gt;", "&lt;=", "&gt;=", "==", "!=".</text:p>
      <text:p text:style-name="P60">- <text:span text:style-name="T38">T</text:span>here are two logical operators; "||", "&amp;&amp;".</text:p>
      <text:p text:style-name="P60">- <text:span text:style-name="T39">It has one conditional statement; if else</text:span></text:p>
      <text:p text:style-name="P60">- <text:span text:style-name="T39">It has one loop structure; while</text:span></text:p>
      <text:p text:style-name="P60">- <text:span text:style-name="T38">T</text:span>he number of variables or constants in an expression is unlimited.</text:p>
      <text:p text:style-name="P53"/>
      <text:p text:style-name="P53">&gt;BNF Notation</text:p>
      <text:p text:style-name="P40"/>
      <text:p text:style-name="P28"><text:span text:style-name="T23">&lt;</text:span><text:span text:style-name="T14">lines</text:span><text:span text:style-name="T23">&gt;</text:span><text:span text:style-name="T14"> <text:s text:c="3"/>::</text:span><text:span text:style-name="T23">=</text:span><text:span text:style-name="T14"> exit_command<text:tab/> <text:tab/></text:span></text:p>
      <text:p text:style-name="P28"><text:span text:style-name="T14"><text:tab/><text:tab/> | </text:span><text:span text:style-name="T23">&lt;</text:span><text:span text:style-name="T14">line</text:span><text:span text:style-name="T23">s&gt; ; &lt;</text:span><text:span text:style-name="T14">line</text:span><text:span text:style-name="T23">&gt;</text:span><text:span text:style-name="T14"><text:tab/></text:span></text:p>
      <text:p text:style-name="P27"><text:span text:style-name="T14"/></text:p>
      <text:p text:style-name="P30"><text:span text:style-name="T24">&lt;</text:span><text:span text:style-name="T14">line</text:span><text:span text:style-name="T24">&gt; <text:s text:c="4"/></text:span><text:span text:style-name="T14">::</text:span><text:span text:style-name="T24">= </text:span><text:span text:style-name="T27">&lt;</text:span><text:span text:style-name="T14">assignment</text:span><text:span text:style-name="T27">&gt;</text:span><text:span text:style-name="T14"><text:tab/><text:tab/><text:tab/><text:tab/><text:tab/></text:span></text:p>
      <text:p text:style-name="P30"><text:span text:style-name="T14"><text:tab/><text:tab/> | print </text:span><text:span text:style-name="T27">&lt;</text:span><text:span text:style-name="T14">exp</text:span><text:span text:style-name="T27">&gt;</text:span><text:span text:style-name="T14"><text:tab/><text:tab/><text:tab/><text:tab/><text:tab/></text:span></text:p>
      <text:p text:style-name="P31"><text:span text:style-name="T14"><text:tab/><text:tab/> | IF (</text:span><text:span text:style-name="T21">&lt;condition&gt;</text:span><text:span text:style-name="T14">) </text:span><text:span text:style-name="T28">&lt;</text:span><text:span text:style-name="T14">line</text:span><text:span text:style-name="T28">&gt;</text:span><text:span text:style-name="T14"> ELSE </text:span><text:span text:style-name="T28">&lt;</text:span><text:span text:style-name="T14">line</text:span><text:span text:style-name="T28">&gt;</text:span><text:span text:style-name="T14"><text:tab/></text:span></text:p>
      <text:p text:style-name="P31"><text:span text:style-name="T14"><text:tab/><text:tab/> | IF (</text:span><text:span text:style-name="T21">&lt;condition&gt;</text:span><text:span text:style-name="T14">) </text:span><text:span text:style-name="T28">&lt;</text:span><text:span text:style-name="T14">line</text:span><text:span text:style-name="T28">&gt;</text:span><text:span text:style-name="T14"><text:tab/><text:tab/><text:tab/></text:span></text:p>
      <text:p text:style-name="P31"><text:span text:style-name="T14"><text:tab/><text:tab/> | WHILE (</text:span><text:span text:style-name="T21">&lt;condition&gt;</text:span><text:span text:style-name="T14">) </text:span><text:span text:style-name="T28">&lt;</text:span><text:span text:style-name="T14">line</text:span><text:span text:style-name="T28">&gt;</text:span><text:span text:style-name="T14"><text:tab/><text:tab/><text:tab/></text:span></text:p>
      <text:p text:style-name="P45"/>
      <text:p text:style-name="P34"><text:span text:style-name="T14">&lt;</text:span><text:span text:style-name="T13">assignment&gt; ::</text:span><text:span text:style-name="T16">= </text:span><text:span text:style-name="T25">&lt;</text:span><text:span text:style-name="T13">identifier</text:span><text:span text:style-name="T25">&gt;</text:span><text:span text:style-name="T13"> = </text:span><text:span text:style-name="T26">&lt;</text:span><text:span text:style-name="T13">exp</text:span><text:span text:style-name="T26">&gt;</text:span></text:p>
      <text:p text:style-name="P46"/>
      <text:p text:style-name="P35"><text:span text:style-name="T13">&lt;condition&gt; ::</text:span><text:span text:style-name="T16">=</text:span><text:span text:style-name="T13"> &lt;condition&gt; &gt; &lt;term&gt;</text:span></text:p>
      <text:p text:style-name="P46"><text:tab/><text:tab/> <text:s/>| &lt;condition&gt; &lt; &lt;term&gt;</text:p>
      <text:p text:style-name="P46"><text:tab/><text:tab/> <text:s/>| &lt;condition&gt; &gt;= &lt;term&gt;</text:p>
      <text:p text:style-name="P46"><text:tab/><text:tab/> <text:s/>| &lt;condition&gt; &lt;= &lt;term&gt;</text:p>
      <text:p text:style-name="P46"><text:tab/><text:tab/> <text:s/>| &lt;condition&gt; == &lt;term&gt;</text:p>
      <text:p text:style-name="P46"><text:tab/><text:tab/> <text:s/>| &lt;condition&gt; != &lt;term&gt;</text:p>
      <text:p text:style-name="P46"><text:tab/><text:tab/> <text:s/>| &lt;condition&gt; || &lt;term&gt;</text:p>
      <text:p text:style-name="P46"><text:tab/> <text:s text:c="7"/>| &lt;condition&gt; &amp;&amp; &lt;term&gt;</text:p>
      <text:p text:style-name="P35"><text:span text:style-name="T13"><text:tab/><text:tab/> <text:s/></text:span><text:span text:style-name="T15">| &lt;exp&gt;</text:span></text:p>
      <text:p text:style-name="P47"/>
      <text:p text:style-name="P36"><text:span text:style-name="T13">&lt;exp&gt; ::</text:span><text:span text:style-name="T17">=</text:span><text:span text:style-name="T13"> &lt;term&gt;</text:span></text:p>
      <text:p text:style-name="P47"><text:s/><text:tab/> <text:s/>| &lt;exp&gt; + &lt;term&gt;</text:p>
      <text:p text:style-name="P41"><text:s/><text:tab/> <text:s/><text:span text:style-name="T15">| &lt;exp&gt; - &lt;term&gt;</text:span></text:p>
      <text:p text:style-name="P47"/>
      <text:p text:style-name="P37"><text:span text:style-name="T13">&lt;term&gt; ::</text:span><text:span text:style-name="T17">=</text:span><text:span text:style-name="T13"> &lt;factor&gt;</text:span></text:p>
      <text:p text:style-name="P48"><text:tab/> <text:s text:c="2"/>| &lt;term&gt; * &lt;factor&gt;</text:p>
      <text:p text:style-name="P48"><text:tab/> <text:s text:c="2"/>| &lt;term&gt; / &lt;factor&gt;</text:p>
      <text:p text:style-name="P48"/>
      <text:p text:style-name="P37"><text:span text:style-name="T13">&lt;factor&gt; ::</text:span><text:span text:style-name="T17">=</text:span><text:span text:style-name="T13"> &lt;number&gt; </text:span></text:p>
      <text:p text:style-name="P48"><text:tab/> <text:s text:c="4"/>| &lt;identifier&gt;</text:p>
      <text:p text:style-name="P48"/>
      <text:p text:style-name="P49">&lt;number&gt; ::= 1 | 2 | … | 9 </text:p>
      <text:p text:style-name="P49"/>
      <text:p text:style-name="P50">&lt;identifier&gt; ::= <text:span text:style-name="T34">&lt;digit&gt; | &lt;identifier&gt; ; &lt;digit&gt; </text:span></text:p>
      <text:p text:style-name="P42"/>
      <text:p text:style-name="P44">&lt;digit&gt; ::= <text:s/><text:span text:style-name="T30">a | b | … | z</text:span></text:p>
      <text:p text:style-name="P7"/>
      <text:p text:style-name="P7"><text:soft-page-break/></text:p>
      <text:p text:style-name="P7"/>
      <text:p text:style-name="P7"/>
      <text:p text:style-name="P7"/>
      <text:p text:style-name="P7"><text:span text:style-name="T31"/></text:p>
      <text:p text:style-name="P7"><text:span text:style-name="T31"/></text:p>
      <text:p text:style-name="P7"><text:span text:style-name="T31">&gt;EBNF Notation</text:span></text:p>
      <text:p text:style-name="P7"/>
      <text:p text:style-name="P38">&lt;lines&gt;<text:tab/>::= exit_command</text:p>
      <text:p text:style-name="P38"><text:tab/><text:tab/> <text:s/>| {&lt;line&gt;}</text:p>
      <text:p text:style-name="P29"><text:span text:style-name="T14"/></text:p>
      <text:p text:style-name="P29"><text:span text:style-name="T24">&lt;</text:span><text:span text:style-name="T14">line</text:span><text:span text:style-name="T24">&gt; <text:s text:c="4"/></text:span><text:span text:style-name="T14">::</text:span><text:span text:style-name="T24">=</text:span><text:span text:style-name="T14"> assignment<text:tab/><text:tab/><text:tab/><text:tab/><text:tab/></text:span></text:p>
      <text:p text:style-name="P29"><text:span text:style-name="T14"><text:tab/><text:tab/> | print exp<text:tab/><text:tab/><text:tab/><text:tab/><text:tab/></text:span></text:p>
      <text:p text:style-name="P33"><text:span text:style-name="T14"><text:tab/><text:tab/> | IF (</text:span><text:span text:style-name="T21">&lt;condition&gt;</text:span><text:span text:style-name="T14">) </text:span><text:span text:style-name="T24">&lt;</text:span><text:span text:style-name="T14">line</text:span><text:span text:style-name="T24">&gt; </text:span><text:span text:style-name="T29">[</text:span><text:span text:style-name="T14">ELSE </text:span><text:span text:style-name="T24">&lt;</text:span><text:span text:style-name="T14">line</text:span><text:span text:style-name="T24">&gt;</text:span><text:span text:style-name="T29">]</text:span><text:span text:style-name="T14"><text:tab/></text:span></text:p>
      <text:p text:style-name="P32"><text:span text:style-name="T14"><text:tab/><text:tab/> | WHILE (</text:span><text:span text:style-name="T21">&lt;condition&gt;</text:span><text:span text:style-name="T14">) </text:span><text:span text:style-name="T24">&lt;</text:span><text:span text:style-name="T14">line</text:span><text:span text:style-name="T24">&gt;</text:span><text:span text:style-name="T14"><text:tab/><text:tab/><text:tab/></text:span></text:p>
      <text:p text:style-name="P29"><text:span text:style-name="T14"><text:tab/><text:tab/> ;</text:span></text:p>
      <text:p text:style-name="P8"/>
      <text:p text:style-name="P10"><text:span text:style-name="T14">&lt;</text:span><text:span text:style-name="T18">assignment&gt; ::</text:span><text:span text:style-name="T16">= </text:span><text:span text:style-name="T19">&lt;</text:span><text:span text:style-name="T18">identifier</text:span><text:span text:style-name="T19">&gt;</text:span><text:span text:style-name="T18"> = </text:span><text:span text:style-name="T20">&lt;</text:span><text:span text:style-name="T18">exp</text:span><text:span text:style-name="T20">&gt;</text:span></text:p>
      <text:p text:style-name="P15"/>
      <text:p text:style-name="P11"><text:span text:style-name="T20">&lt;</text:span><text:span text:style-name="T21">condition</text:span><text:span text:style-name="T13">&gt; ::= &lt;exp&gt; {( &gt; | &lt; | &gt;= | &lt;= | == | != | || | &amp;&amp; )</text:span><text:span text:style-name="T22">&lt;term&gt;</text:span><text:span text:style-name="T13">}</text:span></text:p>
      <text:p text:style-name="P15"/>
      <text:p text:style-name="P12"><text:span text:style-name="T20">&lt;</text:span><text:span text:style-name="T13">exp&gt; ::= &lt;term&gt; {( + | - ) &lt;term&gt;}</text:span></text:p>
      <text:p text:style-name="P16"/>
      <text:p text:style-name="P17">&lt;term&gt; ::= &lt;factor&gt; {( * | / ) &lt;factor&gt;}</text:p>
      <text:p text:style-name="P18"/>
      <text:p text:style-name="P13"><text:span text:style-name="T13">&lt;factor&gt; ::</text:span><text:span text:style-name="T17">=</text:span><text:span text:style-name="T13"> &lt;number&gt; </text:span></text:p>
      <text:p text:style-name="P18"><text:tab/> <text:s text:c="4"/>| &lt;identifier&gt;</text:p>
      <text:p text:style-name="P18"/>
      <text:p text:style-name="P19">&lt;number&gt; ::= 1 | 2 | … | 9 </text:p>
      <text:p text:style-name="P19"/>
      <text:p text:style-name="P2">&lt;identifier&gt; ::= <text:span text:style-name="T36">{&lt;digit&gt;} </text:span></text:p>
      <text:p text:style-name="P5"/>
      <text:p text:style-name="P9">&lt;digit&gt; ::= <text:s/><text:span text:style-name="T35">a | b | … | z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4"/>
      <text:p text:style-name="P14"/>
      <text:p text:style-name="P14"/>
      <text:p text:style-name="P4"><text:span text:style-name="T32">&gt;</text:span><text:span text:style-name="T31">Lex Input</text:span></text:p>
      <text:p text:style-name="P4"/>
      <text:p text:style-name="P4">%{</text:p>
      <text:p text:style-name="P4"><text:tab/>#include "y.tab.h"</text:p>
      <text:p text:style-name="P4"><text:tab/>void yyerror (char *s);</text:p>
      <text:p text:style-name="P4">%}</text:p>
      <text:p text:style-name="P4"/>
      <text:p text:style-name="P4">%%</text:p>
      <text:p text:style-name="P4"/>
      <text:p text:style-name="P4">"print"<text:tab/> <text:tab/> <text:s/>{return print; }</text:p>
      <text:p text:style-name="P4">"exit"<text:tab/><text:tab/> <text:s/>{return exit_command;}</text:p>
      <text:p text:style-name="P4">"if" <text:s text:c="4"/><text:tab/><text:tab/> <text:s/>{return IF;}<text:tab/><text:tab/></text:p>
      <text:p text:style-name="P4">"else" <text:s text:c="2"/><text:tab/><text:tab/> <text:s/>{return ELSE;}</text:p>
      <text:p text:style-name="P4">"while" <text:s/><text:tab/><text:tab/> <text:s/>{return WHILE;}</text:p>
      <text:p text:style-name="P4">"&lt;=" <text:s text:c="4"/><text:tab/><text:tab/> <text:s/>{return LE;}</text:p>
      <text:p text:style-name="P4">"&gt;=" <text:s text:c="4"/><text:tab/><text:tab/> <text:s/>{return GE;}</text:p>
      <text:p text:style-name="P4">"==" <text:s text:c="4"/><text:tab/><text:tab/> <text:s/>{return EQ;}</text:p>
      <text:p text:style-name="P4">"!=" <text:s text:c="4"/><text:tab/><text:tab/> <text:s/>{return NE;}</text:p>
      <text:p text:style-name="P4">"||" <text:s text:c="4"/><text:tab/><text:tab/> <text:s/>{return OR;}</text:p>
      <text:p text:style-name="P4">"&amp;&amp;" <text:s text:c="2"/><text:tab/><text:tab/> <text:s/>{return AND;} <text:s/></text:p>
      <text:p text:style-name="P4">[a-zA-Z] <text:tab/><text:tab/> <text:s/>{yylval.id = yytext[0]; return identifier;}</text:p>
      <text:p text:style-name="P4">[0-9]+ <text:s text:c="2"/><text:tab/><text:tab/> <text:s/>{yylval.num = atoi(yytext); return number;}</text:p>
      <text:p text:style-name="P4">[ \t\n] <text:s text:c="2"/><text:tab/> <text:s/>;<text:tab/>/* <text:span text:style-name="T2">Ignore Whitespace</text:span> */</text:p>
      <text:p text:style-name="P4">[-+*/&lt;&gt;!(){}=;] <text:s/><text:span text:style-name="T10">{</text:span>return yytext[0];}</text:p>
      <text:p text:style-name="P4">. <text:s text:c="7"/><text:tab/><text:tab/> <text:s/>{ECHO; yyerror ("Unexpected character\n");}</text:p>
      <text:p text:style-name="P4"><text:s/></text:p>
      <text:p text:style-name="P4">%%</text:p>
      <text:p text:style-name="P4"/>
      <text:p text:style-name="P4">int yywrap (void)</text:p>
      <text:p text:style-name="P4">{</text:p>
      <text:p text:style-name="P4"><text:tab/>return 1;</text:p>
      <text:p text:style-name="P4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33">&gt;</text:span><text:span text:style-name="T31">Yacc Input</text:span></text:p>
      <text:p text:style-name="P3"/>
      <text:p text:style-name="P3">%{</text:p>
      <text:p text:style-name="P59"><text:tab/>#include&lt;stdio.h&gt;<text:tab/><text:tab/><text:tab/><text:tab/><text:tab/><text:tab/></text:p>
      <text:p text:style-name="P3"><text:tab/>int yylex();</text:p>
      <text:p text:style-name="P3"><text:tab/>int symbols[52];<text:tab/><text:tab/><text:tab/><text:tab/><text:tab/><text:tab/><text:tab/><text:tab/></text:p>
      <text:p text:style-name="P3"><text:tab/>int symbolVal(char symbol);<text:tab/><text:tab/><text:tab/>/* <text:span text:style-name="T3">Symbol Table</text:span> */</text:p>
      <text:p text:style-name="P3"><text:tab/>void updateSymbolVal(char symbol, int val);</text:p>
      <text:p text:style-name="P3"><text:tab/>void yyerror(char *s);</text:p>
      <text:p text:style-name="P3">%}</text:p>
      <text:p text:style-name="P3"/>
      <text:p text:style-name="P58">%union {</text:p>
      <text:p text:style-name="P58"><text:span text:style-name="T4"><text:tab/>i</text:span>nt num; <text:tab/>/* <text:span text:style-name="T5">Integer Value</text:span> */</text:p>
      <text:p text:style-name="P58"><text:tab/>char id; <text:s text:c="4"/>/* <text:span text:style-name="T6">Char Value </text:span>*/</text:p>
      <text:p text:style-name="P58">}</text:p>
      <text:p text:style-name="P3">%start line<text:span text:style-name="T37">s</text:span><text:tab/><text:tab/><text:tab/><text:tab/><text:tab/><text:tab/><text:tab/>/* <text:span text:style-name="T7">Yacc Definitions</text:span> */</text:p>
      <text:p text:style-name="P3">%token print exit_command</text:p>
      <text:p text:style-name="P3">%token &lt;num&gt; IF ELSE WHILE LE GE EQ NE OR AND </text:p>
      <text:p text:style-name="P3">%token &lt;num&gt; number</text:p>
      <text:p text:style-name="P3">%token &lt;id&gt; <text:s/>identifier</text:p>
      <text:p text:style-name="P3">%type <text:s/>&lt;num&gt; line exp term factor condition</text:p>
      <text:p text:style-name="P3">%type <text:s/>&lt;id&gt; <text:s/>assignment print</text:p>
      <text:p text:style-name="P3">%right '='</text:p>
      <text:p text:style-name="P3">%left <text:s/>AND OR</text:p>
      <text:p text:style-name="P3">%left <text:s/>'&lt;' '&gt;' LE GE EQ NE</text:p>
      <text:p text:style-name="P3">%left <text:s/>'*''/'</text:p>
      <text:p text:style-name="P3">%left <text:s/>'+''-'</text:p>
      <text:p text:style-name="P3">%right <text:s/>'!'</text:p>
      <text:p text:style-name="P3"/>
      <text:p text:style-name="P3">%%</text:p>
      <text:p text:style-name="P3"/>
      <text:p text:style-name="P56">lines <text:tab/><text:tab/>: exit_command<text:tab/>{ printf("OK\n"); }</text:p>
      <text:p text:style-name="P56"><text:tab/><text:tab/>| line lines<text:tab/><text:tab/>{ ; }</text:p>
      <text:p text:style-name="P56"><text:tab/><text:tab/>;</text:p>
      <text:p text:style-name="P56"/>
      <text:p text:style-name="P56">line<text:tab/><text:tab/>: assignment<text:tab/><text:tab/><text:tab/><text:tab/><text:tab/>{ ; }</text:p>
      <text:p text:style-name="P56"><text:tab/><text:tab/>| print exp<text:tab/><text:tab/><text:tab/><text:tab/><text:tab/>{ printf("%d\n",$2); }</text:p>
      <text:p text:style-name="P56"><text:tab/><text:tab/>| IF '('condition')' line ELSE line<text:tab/>{ ; }</text:p>
      <text:p text:style-name="P56"><text:tab/><text:tab/>| IF '('condition')' line<text:tab/><text:tab/><text:tab/>{ ; }</text:p>
      <text:p text:style-name="P56"><text:tab/><text:tab/>| WHILE '('condition')' line<text:tab/><text:tab/>{ ; }</text:p>
      <text:p text:style-name="P56"><text:tab/><text:tab/>;<text:tab/><text:tab/> <text:tab/></text:p>
      <text:p text:style-name="P3"><text:tab/><text:tab/></text:p>
      <text:p text:style-name="P3">assignment <text:tab/>: identifier '=' exp<text:tab/>{updateSymbolVal($1, $3);}</text:p>
      <text:p text:style-name="P3"><text:tab/><text:tab/>;</text:p>
      <text:p text:style-name="P3"><text:tab/><text:tab/> </text:p>
      <text:p text:style-name="P3">condition<text:tab/>: condition '&gt;' term <text:tab/>{ $$ = $1 &gt; $3 <text:s/>? 1 : 0; }</text:p>
      <text:p text:style-name="P3"><text:tab/><text:tab/>| condition '&lt;' term <text:tab/>{ $$ = $1 &lt; $3 <text:s/>? 1 : 0; } </text:p>
      <text:p text:style-name="P3"><text:tab/><text:tab/>| condition GE <text:s/>term <text:tab/>{ $$ = $1 &gt;= $3 ? 1 : 0; }</text:p>
      <text:p text:style-name="P3"><text:tab/><text:tab/>| condition LE <text:s/>term <text:tab/>{ $$ = $1 &lt;= $3 ? 1 : 0; }</text:p>
      <text:p text:style-name="P3"><text:tab/><text:tab/>| condition EQ <text:s/>term <text:tab/>{ $$ = $1 == $3 ? 1 : 0; }</text:p>
      <text:p text:style-name="P3"><text:tab/><text:tab/>| condition NE <text:s/>term <text:tab/>{ $$ = $1 != $3 ? 1 : 0; }</text:p>
      <text:p text:style-name="P3"><text:tab/><text:tab/>| condition OR <text:s/>term<text:tab/>{ $$ = $1 || $3 ? 1 : 0; }</text:p>
      <text:p text:style-name="P57"><text:tab/><text:tab/>| condition AND term <text:tab/>{ $$ = $1 &amp;&amp; $3 ? 1 : 0; }</text:p>
      <text:p text:style-name="P57"><text:tab/><text:tab/>| exp<text:tab/><text:tab/><text:tab/><text:tab/>{ $$ = $1; }</text:p>
      <text:p text:style-name="P3"><text:tab/><text:tab/>;<text:tab/><text:tab/> </text:p>
      <text:p text:style-name="P3"/>
      <text:p text:style-name="P3">exp <text:tab/> <text:s text:c="4"/><text:tab/>: term <text:tab/><text:tab/><text:tab/>{ $$ = $1; }</text:p>
      <text:p text:style-name="P3"><text:tab/><text:tab/>| exp '+' term<text:tab/><text:tab/>{ $$ = $1 + $3; }</text:p>
      <text:p text:style-name="P3"><text:tab/><text:tab/>| exp '-' term <text:tab/><text:tab/>{ $$ = $1 - $3; } </text:p>
      <text:p text:style-name="P3"><text:tab/><text:tab/>;</text:p>
      <text:p text:style-name="P39"><text:soft-page-break/>term <text:tab/><text:tab/> : factor<text:tab/><text:tab/><text:tab/>{ $$ = $1; }</text:p>
      <text:p text:style-name="P39"><text:tab/><text:tab/> | term '*' factor <text:tab/><text:tab/>{ $$ = $1 * $3; }</text:p>
      <text:p text:style-name="P39"><text:tab/><text:tab/> | term '/' factor <text:tab/><text:tab/>{ $$ = $1 / $3; }<text:tab/></text:p>
      <text:p text:style-name="P39"><text:tab/><text:tab/> ;</text:p>
      <text:p text:style-name="P39"><text:tab/><text:tab/> </text:p>
      <text:p text:style-name="P39">factor <text:tab/> : number<text:tab/><text:tab/><text:tab/>{ $$ = $1; }</text:p>
      <text:p text:style-name="P39"><text:tab/><text:tab/> | identifier <text:tab/><text:tab/>{ $$ = symbolVal($1); }</text:p>
      <text:p text:style-name="P39"><text:tab/><text:tab/> ;</text:p>
      <text:p text:style-name="P39"><text:tab/><text:tab/> <text:s/></text:p>
      <text:p text:style-name="P39">%%</text:p>
      <text:p text:style-name="P39"/>
      <text:p text:style-name="P39">int computeSymbolIndex(char token)</text:p>
      <text:p text:style-name="P39">{</text:p>
      <text:p text:style-name="P39"><text:tab/>int idx = -1;</text:p>
      <text:p text:style-name="P39"><text:tab/></text:p>
      <text:p text:style-name="P39"><text:tab/>if(token &gt;= 'a' &amp;&amp; token &lt;= 'z')</text:p>
      <text:p text:style-name="P39"><text:tab/>{</text:p>
      <text:p text:style-name="P39"><text:tab/><text:tab/>idx = token - 'a' + 26;</text:p>
      <text:p text:style-name="P39"><text:tab/>} </text:p>
      <text:p text:style-name="P39"><text:tab/></text:p>
      <text:p text:style-name="P39"><text:tab/>else if(token &gt;= 'A' &amp;&amp; token &lt;= 'Z') </text:p>
      <text:p text:style-name="P39"><text:tab/>{</text:p>
      <text:p text:style-name="P39"><text:tab/><text:tab/>idx = token - 'A';</text:p>
      <text:p text:style-name="P39"><text:tab/>}</text:p>
      <text:p text:style-name="P39"><text:tab/></text:p>
      <text:p text:style-name="P39"><text:tab/>return idx;</text:p>
      <text:p text:style-name="P39">} </text:p>
      <text:p text:style-name="P39"/>
      <text:p text:style-name="P39">int symbolVal(char symbol)<text:tab/><text:tab/>/* <text:span text:style-name="T8">Returns the value of a given symbol</text:span> */</text:p>
      <text:p text:style-name="P39">{</text:p>
      <text:p text:style-name="P39"><text:tab/>int bucket = c<text:span text:style-name="T1">o</text:span>mputeSymbolIndex(symbol);</text:p>
      <text:p text:style-name="P39"><text:tab/></text:p>
      <text:p text:style-name="P39"><text:tab/>return symbols[bucket];</text:p>
      <text:p text:style-name="P39">}</text:p>
      <text:p text:style-name="P39"/>
      <text:p text:style-name="P39">void updateSymbolVal(char symbol, int val)<text:tab/>/* <text:span text:style-name="T9">Updates the value of a given symbol</text:span> */</text:p>
      <text:p text:style-name="P39">{</text:p>
      <text:p text:style-name="P39"><text:tab/>int bucket = computeSymbolIndex(symbol);</text:p>
      <text:p text:style-name="P39"><text:tab/></text:p>
      <text:p text:style-name="P39"><text:tab/>symbols[bucket] = val;</text:p>
      <text:p text:style-name="P39">}</text:p>
      <text:p text:style-name="P39"/>
      <text:p text:style-name="P39">int main (void) </text:p>
      <text:p text:style-name="P39">{</text:p>
      <text:p text:style-name="P39"><text:tab/>yyparse();</text:p>
      <text:p text:style-name="P39"><text:tab/></text:p>
      <text:p text:style-name="P39"><text:tab/>return 0;</text:p>
      <text:p text:style-name="P39">}</text:p>
      <text:p text:style-name="P39"/>
      <text:p text:style-name="P39">void yyerror (char *s) </text:p>
      <text:p text:style-name="P39">{</text:p>
      <text:p text:style-name="P39"><text:tab/>fprintf (stderr, "%s\n", s);</text:p>
      <text:p text:style-name="P39">}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Shape3" draw:style-name="gr1" draw:text-style-name="P61" svg:width="3.4551in" svg:height="2.6878in" svg:x="-0.1453in" svg:y="0.0752in"><text:p/><draw:enhanced-geometry svg:viewBox="0 0 21600 21600" draw:type="rectangle" draw:enhanced-path="M 0 0 L 21600 0 21600 21600 0 21600 0 0 Z N"/></draw:custom-shape><draw:custom-shape text:anchor-type="paragraph" draw:z-index="1" draw:name="Shape3" draw:style-name="gr2" draw:text-style-name="P62" svg:width="3.4571in" svg:height="2.6898in" svg:x="3.3756in" svg:y="0.0646in"><text:p/><draw:enhanced-geometry svg:viewBox="0 0 21600 21600" draw:type="rectangle" draw:enhanced-path="M 0 0 L 21600 0 21600 21600 0 21600 0 0 Z N"/></draw:custom-shape><draw:custom-shape text:anchor-type="paragraph" draw:z-index="2" draw:name="Shape3" draw:style-name="gr1" draw:text-style-name="P61" svg:width="3.4551in" svg:height="2.6878in" svg:x="-0.1866in" svg:y="3.4602in"><text:p/><draw:enhanced-geometry svg:viewBox="0 0 21600 21600" draw:type="rectangle" draw:enhanced-path="M 0 0 L 21600 0 21600 21600 0 21600 0 0 Z N"/></draw:custom-shape><draw:custom-shape text:anchor-type="paragraph" draw:z-index="3" draw:name="Shape3" draw:style-name="gr1" draw:text-style-name="P61" svg:width="3.4551in" svg:height="2.6878in" svg:x="3.3547in" svg:y="3.45in"><text:p/><draw:enhanced-geometry svg:viewBox="0 0 21600 21600" draw:type="rectangle" draw:enhanced-path="M 0 0 L 21600 0 21600 21600 0 21600 0 0 Z N"/></draw:custom-shape><draw:frame text:anchor-type="paragraph" draw:z-index="4" draw:name="Shape4" draw:style-name="gr3" draw:text-style-name="P64" svg:width="3.3335in" svg:height="2.5524in" svg:x="3.4299in" svg:y="0.148in"><draw:text-box><text:p text:style-name="P63"><text:span text:style-name="T40"><text:s/></text:span><text:span text:style-name="T40">&gt; 3</text:span></text:p><text:p text:style-name="P63"><text:span text:style-name="T40"><text:s text:c="3"/></text:span><text:span text:style-name="T40">87 </text:span></text:p><text:p text:style-name="P63"><text:span text:style-name="T40"><text:s text:c="3"/></text:span><text:span text:style-name="T40">OK</text:span></text:p></draw:text-box></draw:frame><draw:frame text:anchor-type="paragraph" draw:z-index="5" draw:name="Shape4" draw:style-name="gr4" draw:text-style-name="P65" svg:width="3.2449in" svg:height="2.676in" svg:x="-0.1327in" svg:y="3.4602in"><draw:text-box><text:p><text:span text:style-name="T41">a = 9</text:span></text:p><text:p><text:span text:style-name="T41"/></text:p><text:p><text:span text:style-name="T41">while(a &gt; 8 || a &lt; 10)</text:span></text:p><text:p><text:span text:style-name="T41"><text:tab/></text:span><text:span text:style-name="T41">else</text:span></text:p><text:p><text:span text:style-name="T41"><text:tab/></text:span><text:span text:style-name="T41">if(a &gt;= 6 &amp;&amp; a != 10)</text:span></text:p><text:p><text:span text:style-name="T41"><text:tab/></text:span><text:span text:style-name="T41"><text:tab/></text:span><text:span text:style-name="T41">print a / 3;</text:span></text:p><text:p><text:span text:style-name="T41"><text:tab/></text:span><text:span text:style-name="T41"><text:tab/></text:span><text:span text:style-name="T41"><text:tab/></text:span></text:p><text:p><text:span text:style-name="T41">a = 15 + 9 * 8</text:span></text:p><text:p><text:span text:style-name="T41"/></text:p><text:p><text:span text:style-name="T41">print a</text:span></text:p><text:p><text:span text:style-name="T41"/></text:p><text:p><text:span text:style-name="T41">exit</text:span></text:p></draw:text-box></draw:frame><draw:frame text:anchor-type="paragraph" draw:z-index="6" draw:name="Shape4" draw:style-name="gr3" draw:text-style-name="P64" svg:width="3.3335in" svg:height="2.5524in" svg:x="3.4091in" svg:y="3.5126in"><draw:text-box><text:p text:style-name="P63"><text:span text:style-name="T40"><text:s/></text:span><text:span text:style-name="T40">&gt; syntax error</text:span></text:p></draw:text-box></draw:frame><draw:frame text:anchor-type="paragraph" draw:z-index="7" draw:name="Shape4" draw:style-name="gr3" draw:text-style-name="P67" svg:width="3.3335in" svg:height="2.5524in" svg:x="-0.0701in" svg:y="0.1374in"><draw:text-box><text:p text:style-name="P66"><text:span text:style-name="T42">a = 9</text:span></text:p><text:p text:style-name="P66"><text:span text:style-name="T42"/></text:p><text:p text:style-name="P66"><text:span text:style-name="T42">while(a &gt; 8 || a &lt; 10)</text:span></text:p><text:p text:style-name="P66"><text:span text:style-name="T42"><text:tab/></text:span><text:span text:style-name="T42">if(a &gt;= 6 &amp;&amp; a != 10)</text:span></text:p><text:p text:style-name="P66"><text:span text:style-name="T42"><text:tab/></text:span><text:span text:style-name="T42"><text:tab/></text:span><text:span text:style-name="T42">print a / 3</text:span></text:p><text:p text:style-name="P66"><text:span text:style-name="T42"><text:tab/></text:span><text:span text:style-name="T42"><text:tab/></text:span><text:span text:style-name="T42"><text:tab/></text:span></text:p><text:p text:style-name="P66"><text:span text:style-name="T42">a = 15 + 9 * 8</text:span></text:p><text:p text:style-name="P66"><text:span text:style-name="T42"/></text:p><text:p text:style-name="P66"><text:span text:style-name="T42">print a</text:span></text:p><text:p text:style-name="P66"><text:span text:style-name="T42"/></text:p><text:p text:style-name="P66"><text:span text:style-name="T42">exi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6:02:56.593720473</meta:creation-date>
    <dc:date>2018-12-03T12:47:39.063804520</dc:date>
    <meta:editing-duration>PT3H44M1S</meta:editing-duration>
    <meta:editing-cycles>159</meta:editing-cycles>
    <meta:generator>LibreOffice/6.0.6.2$Linux_X86_64 LibreOffice_project/00m0$Build-2</meta:generator>
    <meta:document-statistic meta:table-count="0" meta:image-count="0" meta:object-count="0" meta:page-count="7" meta:paragraph-count="192" meta:word-count="856" meta:character-count="4687" meta:non-whitespace-character-count="3523"/>
  </office:meta>
</office:document-meta>
</file>